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88893536169095559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057256758238128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84019818861591733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714264312077369504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275482002959253801"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6390683044521712045"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06383254759610314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95371559496774327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1276713" text:continue-list="list106383254759610314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7795279905492244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5574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7684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1275585"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1267236"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8197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1221714465337414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39630962147456644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97072853386188409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61320"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94154092331589418"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90186520009525865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004650744262782149" text:style-name="L15">
        <text:list-item>
          <text:list>
            <text:list-header>
              <text:p text:style-name="P182">1.5 miles averaging about 9:40/mile and rest 1 min</text:p>
            </text:list-header>
          </text:list>
        </text:list-item>
      </text:list>
      <text:p text:style-name="P24">1 mile in 8:26 and rest 2 min</text:p>
      <text:list xml:id="list460118373542657033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207658333474733981"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59033"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83787347217509197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72810936160686505"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468072732935419098"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1261454" text:continue-list="list4472810936160686505" text:style-name="L19">
        <text:list-item>
          <text:list>
            <text:list-header>
              <text:p text:style-name="P186">(Pace*HR)=1240</text:p>
            </text:list-header>
          </text:list>
        </text:list-item>
      </text:list>
      <text:list xml:id="list41255532" text:continue-list="list1837873472175091970" text:style-name="L18">
        <text:list-item>
          <text:list>
            <text:list-header>
              <text:p text:style-name="P185">2 miles at 10:46/mile Ave HR= 121 bpm and rest a few minutes</text:p>
            </text:list-header>
          </text:list>
        </text:list-item>
      </text:list>
      <text:list xml:id="list41256466" text:continue-list="list4126145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126069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4728675536858488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44461874769408647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13026729433956436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873818218604857248"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4873349969641568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1947265971957337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1275475"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8199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35135105002146257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0934319012697691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10677168806833277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00617723168217366"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1203452784018929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61653071901191680" text:style-name="L32">
        <text:list-item>
          <text:list>
            <text:list-header>
              <text:p text:style-name="P196">0.25 miles in 2:54</text:p>
              <text:p text:style-name="P196">1 mile in 9:21 going faster as I ran and ending at around 8:30 pace</text:p>
            </text:list-header>
          </text:list>
        </text:list-item>
      </text:list>
      <text:list xml:id="list43421572730042849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441354965171995843"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44377349941005635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8882039296543091"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736046006011543"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0T21:02:39.14</dc:date>
    <dc:creator>James Lombardi</dc:creator>
    <meta:editing-duration>P23DT20H17M</meta:editing-duration>
    <meta:editing-cycles>1925</meta:editing-cycles>
    <meta:generator>OpenOffice/4.1.2$Win32 OpenOffice.org_project/412m3$Build-9782</meta:generator>
    <meta:document-statistic meta:table-count="0" meta:image-count="9" meta:object-count="0" meta:page-count="193" meta:paragraph-count="5592" meta:word-count="60468" meta:character-count="309972"/>
  </office:meta>
</office:document-meta>
</file>